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e769"/>
    </style:style>
    <style:style style:name="P2" style:family="paragraph" style:parent-style-name="Text_20_body">
      <style:text-properties officeooo:paragraph-rsid="000e8104"/>
    </style:style>
    <style:style style:name="P3" style:family="paragraph" style:parent-style-name="Text_20_body">
      <style:text-properties officeooo:paragraph-rsid="000fb548"/>
    </style:style>
    <style:style style:name="P4" style:family="paragraph" style:parent-style-name="Text_20_body">
      <style:text-properties officeooo:paragraph-rsid="00147965"/>
    </style:style>
    <style:style style:name="P5" style:family="paragraph" style:parent-style-name="Text_20_body">
      <style:text-properties officeooo:paragraph-rsid="00169f12"/>
    </style:style>
    <style:style style:name="P6" style:family="paragraph" style:parent-style-name="Text_20_body">
      <style:text-properties officeooo:paragraph-rsid="0018ef2e"/>
    </style:style>
    <style:style style:name="P7" style:family="paragraph" style:parent-style-name="Text_20_body">
      <style:text-properties officeooo:paragraph-rsid="00192730"/>
    </style:style>
    <style:style style:name="P8" style:family="paragraph" style:parent-style-name="Text_20_body">
      <style:text-properties officeooo:paragraph-rsid="0019c0a0"/>
    </style:style>
    <style:style style:name="P9" style:family="paragraph" style:parent-style-name="Standard">
      <style:text-properties officeooo:paragraph-rsid="000ce769"/>
    </style:style>
    <style:style style:name="P10" style:family="paragraph" style:parent-style-name="Title">
      <style:paragraph-properties fo:break-before="page"/>
      <style:text-properties officeooo:paragraph-rsid="00147965"/>
    </style:style>
    <style:style style:name="P11" style:family="paragraph" style:parent-style-name="Title">
      <style:paragraph-properties fo:break-before="page"/>
      <style:text-properties officeooo:paragraph-rsid="000ce769"/>
    </style:style>
    <style:style style:name="P12" style:family="paragraph" style:parent-style-name="Title">
      <style:paragraph-properties fo:break-before="page"/>
      <style:text-properties officeooo:paragraph-rsid="00172784"/>
    </style:style>
    <style:style style:name="P13" style:family="paragraph" style:parent-style-name="Text_20_body">
      <style:paragraph-properties fo:break-before="page"/>
      <style:text-properties officeooo:paragraph-rsid="000fb548"/>
    </style:style>
    <style:style style:name="P14" style:family="paragraph" style:parent-style-name="Preformatted_20_Text">
      <style:text-properties officeooo:paragraph-rsid="000ce769"/>
    </style:style>
    <style:style style:name="P15" style:family="paragraph" style:parent-style-name="Preformatted_20_Text">
      <style:text-properties officeooo:paragraph-rsid="00192730"/>
    </style:style>
    <style:style style:name="P16" style:family="paragraph" style:parent-style-name="Preformatted_20_Text">
      <style:text-properties officeooo:paragraph-rsid="0019c0a0"/>
    </style:style>
    <style:style style:name="T1" style:family="text">
      <style:text-properties fo:font-size="14pt" fo:font-style="normal" fo:font-weight="normal" officeooo:rsid="00225171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201495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225c32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ce769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e8104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20149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0e8104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8ef2e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9273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20149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8ef2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19c0a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bold" officeooo:rsid="00225171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officeooo:rsid="000ce769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bold" officeooo:rsid="000e8104" style:font-size-asian="12.25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fo:font-weight="bold" officeooo:rsid="00201495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officeooo:rsid="000e8104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italic" fo:font-weight="normal" officeooo:rsid="000ce769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18ef2e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0149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weight="normal" officeooo:rsid="000fb548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147965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160c29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169f12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192730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9c0a0" style:font-size-asian="14pt" style:font-weight-asian="normal" style:font-size-complex="14pt" style:font-weight-complex="normal"/>
    </style:style>
    <style:style style:name="T27" style:family="text">
      <style:text-properties fo:font-size="14pt" fo:font-weight="bold" officeooo:rsid="00147965" style:font-size-asian="12.25pt" style:font-weight-asian="bold" style:font-size-complex="14pt" style:font-weight-complex="bold"/>
    </style:style>
    <style:style style:name="T28" style:family="text">
      <style:text-properties fo:font-size="14pt" fo:font-weight="bold" officeooo:rsid="00147965" fo:background-color="#ffff00" loext:char-shading-value="0" style:font-size-asian="12.25pt" style:font-weight-asian="bold" style:font-size-complex="14pt" style:font-weight-complex="bold"/>
    </style:style>
    <style:style style:name="T29" style:family="text">
      <style:text-properties fo:font-size="24pt" fo:font-style="normal" fo:font-weight="normal" officeooo:rsid="00201495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size="24pt" fo:font-style="normal" fo:font-weight="normal" officeooo:rsid="000ce769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size="24pt" fo:font-style="normal" fo:font-weight="normal" officeooo:rsid="00172784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officeooo:rsid="00147965"/>
    </style:style>
    <style:style style:name="T33" style:family="text">
      <style:text-properties fo:background-color="transparent" loext:char-shading-value="0"/>
    </style:style>
    <style:style style:name="T34" style:family="text">
      <style:text-properties fo:font-weight="normal" officeooo:rsid="00192730" style:font-weight-asian="normal" style:font-weight-complex="normal"/>
    </style:style>
    <style:style style:name="T35" style:family="text">
      <style:text-properties fo:font-weight="normal" officeooo:rsid="0019c0a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trong_20_Emphasis"><text:span text:style-name="T31">Описание программного обеспечения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16">Основные возможности программного обеспечения:</text:span></text:span><text:span text:style-name="Strong_20_Emphasis"><text:span text:style-name="T6"><text:line-break/>* Распознавание знаков дорожного движения "Движение без остановки запрещено", "Пешеходный переход", "Главная дорога", "Уступи дорогу";<text:line-break/>* Распознавание моделей трехцветных светофоров;<text:line-break/>* Распознавание моделей пешеходов;<text:line-break/>* Распознавание других моделей ТС на перекрестке;<text:line-break/>* Реагирование на распознанные объекты согласно правилам дорожного движения (ПДД РФ);<text:line-break/>* Обеспечение движения робота по черной линии с использованием видекамеры;<text:line-break/>* Контроль за поведением модели ТС по Wi-Fi.<text:line-break/><text:line-break/></text:span></text:span><text:span text:style-name="Strong_20_Emphasis"><text:span text:style-name="T16">Программное обеспечение состоит из трех модулей:</text:span></text:span><text:span text:style-name="Strong_20_Emphasis"><text:span text:style-name="T6"><text:line-break/>1. Модуль управления (Управляет двигателями, светодиодами и т.д.);<text:line-break/>2. Модуль распознавания (Выполняет задачи распознавания объектов на видео, отвечает за связь между модулями.);<text:line-break/>3. Модуль контроля (Обеспечивает контроль за поведением модели ТС по Wi-Fi.).<text:line-break/><text:line-break/>Модуль контроля выполнен в виде приложения, работающего под управлением Windows/Linux. <text:line-break/>Модуль управления выполнен в виде программы для Arduino.<text:line-break/>Модуль распознавания выполнен в виде приложения, работающего под управлением операционной системы Linux на бортовом компьютере ТС Orange Pi PC Plus.<text:line-break/><text:line-break/></text:span></text:span><text:span text:style-name="Strong_20_Emphasis"><text:span text:style-name="T16">Модуль управления и модуль распознавания способны работать в двух режимах:</text:span></text:span><text:span text:style-name="Strong_20_Emphasis"><text:span text:style-name="T6"><text:line-break/>1. Вычисление параметров движения (скорость движения и угол поворота) происходит в модуле распознавания, после чего они передаются в модуль управления.<text:line-break/>2. Из модуля распознавания в модуль управления передаются коды и параметры распознанных объектов, а вычисление параметров движения (скорость движения и угол поворота) происходит в модуле управления.<text:line-break/></text:span></text:span><text:soft-page-break/><text:span text:style-name="Strong_20_Emphasis"><text:span text:style-name="T6"><text:line-break/>Для упрощения программирования модуля управления была адаптирована программа Ardublock (она была полностью переведена на русский язык, а также добавлены блоки для работы с данными полученными от модуля распознавания).</text:span></text:span></text:p>
      <text:p text:style-name="P11"><text:span text:style-name="Strong_20_Emphasis"><text:span text:style-name="T29">Удаленное управление системой</text:span></text:span></text:p>
      <text:p text:style-name="P1"><text:span text:style-name="Strong_20_Emphasis"><text:span text:style-name="T30"/></text:span></text:p>
      <text:p text:style-name="P1"><text:span text:style-name="Strong_20_Emphasis"><text:span text:style-name="T4">При включении питания модели ТС, после загрузки её операционной системы, автоматически будет создана Wi-Fi точка доступа с именем соответствующим номеру машинки (номер машинки наклеен в нижней передней части шасси и имеет вид </text:span></text:span><text:span text:style-name="Strong_20_Emphasis"><text:span text:style-name="T14">AXXXX</text:span></text:span><text:span text:style-name="Strong_20_Emphasis"><text:span text:style-name="T4">). </text:span></text:span><text:span text:style-name="Strong_20_Emphasis"><text:span text:style-name="T14">Для подключения к точке доступа по умолчанию используется пароль: «12345678» (только числа без кавычек). </text:span></text:span></text:p>
      <text:p text:style-name="P2"><text:span text:style-name="Strong_20_Emphasis"><text:span text:style-name="T5">Чтобы получить сведения о том, как измененить имя точки доступа или пароль воспользуйтесь разделом </text:span></text:span><text:span text:style-name="Strong_20_Emphasis"><text:span text:style-name="T17">«Настройка точки доступа»</text:span></text:span><text:span text:style-name="Strong_20_Emphasis"><text:span text:style-name="T5"> данной инструкции.</text:span></text:span></text:p>
      <text:p text:style-name="P1"><text:span text:style-name="Strong_20_Emphasis"><text:span text:style-name="T2">Для удаленного управления системой можно использовать ssh. Для этого нужно подключиться к точке доступа </text:span></text:span><text:span text:style-name="Strong_20_Emphasis"><text:span text:style-name="T3">с вашего компьютера</text:span></text:span><text:span text:style-name="Strong_20_Emphasis"><text:span text:style-name="T2">. В случае </text:span></text:span><text:span text:style-name="Strong_20_Emphasis"><text:span text:style-name="T3">если на вашем компьютере</text:span></text:span><text:span text:style-name="Strong_20_Emphasis"><text:span text:style-name="T2"> опер</text:span></text:span><text:span text:style-name="Strong_20_Emphasis"><text:span text:style-name="T4">аци</text:span></text:span><text:span text:style-name="Strong_20_Emphasis"><text:span text:style-name="T2">онн</text:span></text:span><text:span text:style-name="Strong_20_Emphasis"><text:span text:style-name="T3">ая</text:span></text:span><text:span text:style-name="Strong_20_Emphasis"><text:span text:style-name="T2"> систем</text:span></text:span><text:span text:style-name="Strong_20_Emphasis"><text:span text:style-name="T3">а</text:span></text:span><text:span text:style-name="Strong_20_Emphasis"><text:span text:style-name="T2"> Linux можно воспользоваться командами:</text:span></text:span></text:p>
      <text:p text:style-name="P14"><text:span text:style-name="Strong_20_Emphasis"><text:span text:style-name="T2">ssh </text:span></text:span><text:span text:style-name="Strong_20_Emphasis"><text:span text:style-name="T4">orangepi</text:span></text:span><text:span text:style-name="Strong_20_Emphasis"><text:span text:style-name="T2">@192.168.111.1</text:span></text:span></text:p>
      <text:p text:style-name="P9"><text:span text:style-name="Strong_20_Emphasis"><text:span text:style-name="T2">Эта команда позволит получить командную строку удаленной системы.</text:span></text:span></text:p>
      <text:p text:style-name="P9"><text:span text:style-name="Strong_20_Emphasis"><text:span text:style-name="T2"/></text:span></text:p>
      <text:p text:style-name="P14"><text:span text:style-name="Strong_20_Emphasis"><text:span text:style-name="T2">sshfs </text:span></text:span><text:span text:style-name="Strong_20_Emphasis"><text:span text:style-name="T4">orangepi</text:span></text:span><text:span text:style-name="Strong_20_Emphasis"><text:span text:style-name="T2">@192.168.111.1:/ ~/</text:span></text:span><text:span text:style-name="Strong_20_Emphasis"><text:span text:style-name="T4">orange_fs</text:span></text:span></text:p>
      <text:p text:style-name="P9"><text:span text:style-name="Strong_20_Emphasis"><text:span text:style-name="T2">Данная команда смонтирует удаленную файловую систему в директорию </text:span></text:span><text:span text:style-name="Strong_20_Emphasis"><text:span text:style-name="T18">orange_fs</text:span></text:span><text:span text:style-name="Strong_20_Emphasis"><text:span text:style-name="T2"> в вашей домашней директории. Папка </text:span></text:span><text:span text:style-name="Strong_20_Emphasis"><text:span text:style-name="T18">orange_fs</text:span></text:span><text:span text:style-name="Strong_20_Emphasis"><text:span text:style-name="T2"> должна быть предварительно создана в вашей домашней директории. Для размонтирования можно воспользоваться командой:</text:span></text:span></text:p>
      <text:p text:style-name="P14"><text:span text:style-name="Strong_20_Emphasis"><text:span text:style-name="T2">sudo umount -f ~/</text:span></text:span><text:span text:style-name="Strong_20_Emphasis"><text:span text:style-name="T4">orange_fs</text:span></text:span></text:p>
      <text:p text:style-name="P14"><text:span text:style-name="Strong_20_Emphasis"><text:span text:style-name="T2"/></text:span></text:p>
      <text:p text:style-name="P9"><text:span text:style-name="Strong_20_Emphasis"><text:span text:style-name="T13">При монтировании удаленной файловой системы или при подключении по ssh необходимо будет ввести пароль. Пароль по умолчанию: </text:span></text:span><text:span text:style-name="Strong_20_Emphasis"><text:span text:style-name="T15">orangepi</text:span></text:span></text:p>
      <text:p text:style-name="P9"><text:span text:style-name="Strong_20_Emphasis"><text:span text:style-name="T13"/></text:span></text:p>
      <text:p text:style-name="P9"><text:span text:style-name="Strong_20_Emphasis"><text:span text:style-name="T1">Для работы с ssh в операционной системе Windows можно воспользоваться утилитой Putty.</text:span></text:span></text:p>
      <text:p text:style-name="P9"><text:span text:style-name="Strong_20_Emphasis"><text:span text:style-name="T1"/></text:span></text:p>
      <text:p text:style-name="P10"><text:span text:style-name="Strong_20_Emphasis"><text:span text:style-name="T32">Подготовка к запуску и запуск.</text:span></text:span></text:p>
      <text:p text:style-name="P3"><text:span text:style-name="Strong_20_Emphasis"><text:span text:style-name="T21">Модели ТС </text:span></text:span><text:span text:style-name="Strong_20_Emphasis"><text:span text:style-name="T22">поставляются полностью настроенными и готовыми к использованию. (Перед запуском на трассу может потребоваться калибровка камеры. )</text:span></text:span></text:p>
      <text:p text:style-name="P4"><text:span text:style-name="Strong_20_Emphasis"><text:span text:style-name="T27">Последовательность включения:</text:span></text:span></text:p>
      <text:p text:style-name="P4"><text:span text:style-name="Strong_20_Emphasis"><text:span text:style-name="T22">1. Включить питание одноплатного компьютера;</text:span></text:span></text:p>
      <text:p text:style-name="P4"><text:span text:style-name="Strong_20_Emphasis"><text:span text:style-name="T22">Необходимо контролировать напряжение питания! </text:span></text:span><text:span text:style-name="Strong_20_Emphasis"><text:span text:style-name="T24">Рекомендуемое напряжение: 5.0-5.1 вольта.</text:span></text:span><text:span text:style-name="Strong_20_Emphasis"><text:span text:style-name="T22"> Нельзя подавать на одноплатный компьютер больше 5.3 вольта! </text:span></text:span><text:span text:style-name="Strong_20_Emphasis"><text:span text:style-name="T24">Это может повлечь за собой поломку одноплатного компьютера.</text:span></text:span><text:span text:style-name="Strong_20_Emphasis"><text:span text:style-name="T22"> </text:span></text:span><text:span text:style-name="Strong_20_Emphasis"><text:span text:style-name="T23">Текущий уровень напряжения отображается на индикаторе на задней </text:span></text:span><text:span text:style-name="Strong_20_Emphasis"><text:span text:style-name="T24">панели ТС. При первом запуске рекомендуется отключить шнур питания от одноплатного компьютера и убедиться, что напряжение на стабилизаторе соответствует норме.</text:span></text:span></text:p>
      <text:p text:style-name="P4"><text:span text:style-name="Strong_20_Emphasis"><text:span text:style-name="T22">2. Дождаться загрузки операционной системы одноплатного компьютера;</text:span></text:span></text:p>
      <text:p text:style-name="P4"><text:span text:style-name="Strong_20_Emphasis"><text:span text:style-name="T22">3. </text:span></text:span><text:span text:style-name="Strong_20_Emphasis"><text:span text:style-name="T24">Калибровка камеры;</text:span></text:span></text:p>
      <text:p text:style-name="P5"><text:span text:style-name="Strong_20_Emphasis"><text:span text:style-name="T24">4. Установить ТС на трассу;</text:span></text:span></text:p>
      <text:p text:style-name="P5"><text:span text:style-name="Strong_20_Emphasis"><text:span text:style-name="T24">5. Включить питание двигателя.</text:span></text:span></text:p>
      <text:p text:style-name="P4"><text:span text:style-name="Strong_20_Emphasis"><text:span text:style-name="T28">Калибровка камеры:</text:span></text:span></text:p>
      <text:p text:style-name="P4"><text:span text:style-name="Strong_20_Emphasis"><text:span text:style-name="T27"/></text:span></text:p>
      <text:p text:style-name="P3"><text:span text:style-name="Strong_20_Emphasis"><text:span text:style-name="T21"/></text:span></text:p>
      <text:p text:style-name="P13"><text:span text:style-name="Strong_20_Emphasis"><text:span text:style-name="T21"/></text:span></text:p>
      <text:p text:style-name="Title"><text:span text:style-name="Strong_20_Emphasis"><text:span text:style-name="T33">Настройка точки доступа</text:span></text:span></text:p>
      <text:p text:style-name="P6"><text:span text:style-name="Strong_20_Emphasis"><text:span text:style-name="T7">Чтобы измененить имя точки доступа или пароль </text:span></text:span><text:span text:style-name="Strong_20_Emphasis"><text:span text:style-name="T8">подключитесь к операционной системе бортового компьютера ТС, как это описано в разделе «</text:span></text:span><text:span text:style-name="Strong_20_Emphasis"><text:span text:style-name="T10">Удаленное управление системой».</text:span></text:span></text:p>
      <text:p text:style-name="P6"><text:span text:style-name="Strong_20_Emphasis"><text:span text:style-name="T11">После того как подключение установлено, </text:span></text:span><text:span text:style-name="Strong_20_Emphasis"><text:span text:style-name="T12">для редактирования настроек точки доступа,</text:span></text:span><text:span text:style-name="Strong_20_Emphasis"><text:span text:style-name="T11"> выполните на удаленной системе следующую команду:</text:span></text:span></text:p>
      <text:p text:style-name="P15"><text:span text:style-name="Strong_20_Emphasis"><text:span text:style-name="T8">sudo nano </text:span></text:span><text:span text:style-name="Strong_20_Emphasis"><text:span text:style-name="T9">/etc/hostapd/hostapd.conf</text:span></text:span></text:p>
      <text:p text:style-name="P7"><text:span text:style-name="Strong_20_Emphasis"><text:span text:style-name="T25">Система потребует ввода пароля. Пароль по умолчанию: orangepi . После ввода пароля нажмите Enter.</text:span></text:span></text:p>
      <text:p text:style-name="P7"><text:span text:style-name="Strong_20_Emphasis"><text:span text:style-name="T25">!!! Во время ввода пароль не отображается на экране.</text:span></text:span></text:p>
      <text:p text:style-name="P7"><text:span text:style-name="Strong_20_Emphasis"><text:span text:style-name="T25">Чтобы изменить имя точки доступа, найдите строчку</text:span></text:span></text:p>
      <text:p text:style-name="P15"><text:span text:style-name="Strong_20_Emphasis"><text:span text:style-name="T34">ssid=Axxxxx</text:span></text:span></text:p>
      <text:p text:style-name="P7"><text:span text:style-name="Strong_20_Emphasis"><text:span text:style-name="T25">и замените Axxxxx на желаемое имя точки доступа. </text:span></text:span></text:p>
      <text:p text:style-name="P8"><text:span text:style-name="Strong_20_Emphasis"><text:span text:style-name="T26">Чтобы изменить пароль точки доступа, найдите строчку</text:span></text:span></text:p>
      <text:p text:style-name="P16"><text:span text:style-name="Strong_20_Emphasis"><text:span text:style-name="T35">wpa_passphrase=12345678</text:span></text:span></text:p>
      <text:p text:style-name="P8"><text:span text:style-name="Strong_20_Emphasis"><text:span text:style-name="T26">и замените 12345678 на желаемый пароль. </text:span></text:span></text:p>
      <text:p text:style-name="P8"><text:span text:style-name="Strong_20_Emphasis"><text:span text:style-name="T26">!!! </text:span></text:span><text:span text:style-name="Strong_20_Emphasis"><text:span text:style-name="T25">Имя точки доступа должно </text:span></text:span><text:span text:style-name="Strong_20_Emphasis"><text:span text:style-name="T26">состоять только из символов английского алфавита, цифр и символов подчеркивания.</text:span></text:span></text:p>
      <text:p text:style-name="P8"><text:span text:style-name="Strong_20_Emphasis"><text:span text:style-name="T26">!!! Будьте очень аккуратны при изменении <text:s/></text:span></text:span><text:span text:style-name="Strong_20_Emphasis"><text:span text:style-name="T12">настроек точки доступа.</text:span></text:span></text:p>
      <text:p text:style-name="P8"><text:span text:style-name="Strong_20_Emphasis"><text:span text:style-name="T26">После того, как закончили редактировать найстройки, нажмите комбинацию клавиш «Ctrl+x» на клавиатуре для сохранения внесенных изменений.</text:span></text:span></text:p>
      <text:p text:style-name="P8"><text:span text:style-name="Strong_20_Emphasis"><text:span text:style-name="T26">Для того, чтобы внесенные изменения всткпили в силу, перезагрузите бортовой компьютер ТС. Это можно сделать следующей командой:</text:span></text:span></text:p>
      <text:p text:style-name="P16"><text:span text:style-name="Strong_20_Emphasis"><text:span text:style-name="T26">sudo reboot</text:span></text:span></text:p>
      <text:p text:style-name="P8"><text:span text:style-name="Strong_20_Emphasis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left="2cm" fo:margin-right="0cm" fo:margin-top="0cm" fo:margin-bottom="0cm" loext:contextual-spacing="false" fo:text-indent="0cm" style:auto-text-indent="false"/>
      <style:text-properties style:font-name="Liberation Mono" fo:font-family="'Liberation Mono'" style:font-family-generic="modern" style:font-pitch="fixed" fo:font-size="14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1:07:32.504276933</meta:creation-date>
    <meta:generator>LibreOffice/5.0.6.2$Linux_X86_64 LibreOffice_project/00m0$Build-2</meta:generator>
    <dc:date>2017-04-21T11:04:33.893673037</dc:date>
    <meta:editing-duration>PT50M27S</meta:editing-duration>
    <meta:editing-cycles>11</meta:editing-cycles>
    <meta:document-statistic meta:table-count="0" meta:image-count="0" meta:object-count="0" meta:page-count="5" meta:paragraph-count="40" meta:word-count="660" meta:character-count="5154" meta:non-whitespace-character-count="4525"/>
  </office:meta>
</office:document-meta>
</file>